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27" calcext:value-type="float">
            <text:p>98,27</text:p>
          </table:table-cell>
          <table:table-cell office:value-type="float" office:value="1.73" calcext:value-type="float">
            <text:p>1,73</text:p>
          </table:table-cell>
          <table:table-cell office:value-type="float" office:value="442" calcext:value-type="float">
            <text:p>442</text:p>
          </table:table-cell>
          <table:table-cell office:value-type="float" office:value="12379" calcext:value-type="float">
            <text:p>12379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12379 (98,27%)</text:p>
          </table:table-cell>
          <table:table-cell office:value-type="string" calcext:value-type="string">
            <text:p>218 (1,73%)</text:p>
          </table:table-cell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42" calcext:value-type="float">
            <text:p>98,42</text:p>
          </table:table-cell>
          <table:table-cell office:value-type="float" office:value="1.58" calcext:value-type="float">
            <text:p>1,58</text:p>
          </table:table-cell>
          <table:table-cell office:value-type="float" office:value="139" calcext:value-type="float">
            <text:p>139</text:p>
          </table:table-cell>
          <table:table-cell office:value-type="float" office:value="12398" calcext:value-type="float">
            <text:p>1239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12398 (98,42%)</text:p>
          </table:table-cell>
          <table:table-cell office:value-type="string" calcext:value-type="string">
            <text:p>199 (1,58%)</text:p>
          </table:table-cell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1" calcext:value-type="float">
            <text:p>98,31</text:p>
          </table:table-cell>
          <table:table-cell office:value-type="float" office:value="1.69" calcext:value-type="float">
            <text:p>1,69</text:p>
          </table:table-cell>
          <table:table-cell office:value-type="float" office:value="657" calcext:value-type="float">
            <text:p>657</text:p>
          </table:table-cell>
          <table:table-cell office:value-type="float" office:value="12384" calcext:value-type="float">
            <text:p>12384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12384 (98,31%)</text:p>
          </table:table-cell>
          <table:table-cell office:value-type="string" calcext:value-type="string">
            <text:p>213 (1,69%)</text:p>
          </table:table-cell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6809" calcext:value-type="float">
            <text:p>6809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12554 (99,66%)</text:p>
          </table:table-cell>
          <table:table-cell office:value-type="string" calcext:value-type="string">
            <text:p>43 (0,34%)</text:p>
          </table:table-cell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26" calcext:value-type="float">
            <text:p>99,26</text:p>
          </table:table-cell>
          <table:table-cell office:value-type="float" office:value="0.74" calcext:value-type="float">
            <text:p>0,74</text:p>
          </table:table-cell>
          <table:table-cell office:value-type="float" office:value="1176" calcext:value-type="float">
            <text:p>1176</text:p>
          </table:table-cell>
          <table:table-cell office:value-type="float" office:value="12504" calcext:value-type="float">
            <text:p>1250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12504 (99,26%)</text:p>
          </table:table-cell>
          <table:table-cell office:value-type="string" calcext:value-type="string">
            <text:p>93 (0,74%)</text:p>
          </table:table-cell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89" calcext:value-type="float">
            <text:p>98,89</text:p>
          </table:table-cell>
          <table:table-cell office:value-type="float" office:value="1.11" calcext:value-type="float">
            <text:p>1,11</text:p>
          </table:table-cell>
          <table:table-cell office:value-type="float" office:value="6178" calcext:value-type="float">
            <text:p>6178</text:p>
          </table:table-cell>
          <table:table-cell office:value-type="float" office:value="12457" calcext:value-type="float">
            <text:p>1245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12457 (98,89%)</text:p>
          </table:table-cell>
          <table:table-cell office:value-type="string" calcext:value-type="string">
            <text:p>140 (1,11%)</text:p>
          </table:table-cell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58" calcext:value-type="float">
            <text:p>99,58</text:p>
          </table:table-cell>
          <table:table-cell office:value-type="float" office:value="0.42" calcext:value-type="float">
            <text:p>0,42</text:p>
          </table:table-cell>
          <table:table-cell office:value-type="float" office:value="7001" calcext:value-type="float">
            <text:p>7001</text:p>
          </table:table-cell>
          <table:table-cell office:value-type="float" office:value="12544" calcext:value-type="float">
            <text:p>1254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2544 (99,58%)</text:p>
          </table:table-cell>
          <table:table-cell office:value-type="string" calcext:value-type="string">
            <text:p>53 (0,42%)</text:p>
          </table:table-cell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2158" calcext:value-type="float">
            <text:p>2158</text:p>
          </table:table-cell>
          <table:table-cell office:value-type="float" office:value="12435" calcext:value-type="float">
            <text:p>1243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12435 (98,71%)</text:p>
          </table:table-cell>
          <table:table-cell office:value-type="string" calcext:value-type="string">
            <text:p>163 (1,29%)</text:p>
          </table:table-cell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3" calcext:value-type="float">
            <text:p>98,63</text:p>
          </table:table-cell>
          <table:table-cell office:value-type="float" office:value="1.37" calcext:value-type="float">
            <text:p>1,37</text:p>
          </table:table-cell>
          <table:table-cell office:value-type="float" office:value="5255" calcext:value-type="float">
            <text:p>5255</text:p>
          </table:table-cell>
          <table:table-cell office:value-type="float" office:value="12425" calcext:value-type="float">
            <text:p>1242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12425 (98,63%)</text:p>
          </table:table-cell>
          <table:table-cell office:value-type="string" calcext:value-type="string">
            <text:p>173 (1,37%)</text:p>
          </table:table-cell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929" calcext:value-type="float">
            <text:p>6929</text:p>
          </table:table-cell>
          <table:table-cell office:value-type="float" office:value="12548" calcext:value-type="float">
            <text:p>125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12548 (98,6%)</text:p>
          </table:table-cell>
          <table:table-cell office:value-type="string" calcext:value-type="string">
            <text:p>50 (0,4%)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933" calcext:value-type="float">
            <text:p>98,933</text:p>
          </table:table-cell>
          <table:table-cell table:formula="of:=AVERAGE([.C2:.C11])" office:value-type="float" office:value="1.067" calcext:value-type="float">
            <text:p>1,067</text:p>
          </table:table-cell>
          <table:table-cell table:formula="of:=AVERAGE([.D2:.D11])" office:value-type="float" office:value="3674.4" calcext:value-type="float">
            <text:p>3674,4</text:p>
          </table:table-cell>
          <table:table-cell table:formula="of:=AVERAGE([.E2:.E11])" office:value-type="float" office:value="12462.8" calcext:value-type="float">
            <text:p>12462,8</text:p>
          </table:table-cell>
          <table:table-cell table:formula="of:=AVERAGE([.F2:.F11])" office:value-type="float" office:value="134.5" calcext:value-type="float">
            <text:p>134,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291688497261253" calcext:value-type="float">
            <text:p>0,291688497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55.5" calcext:value-type="float">
            <text:p>5755,5</text:p>
          </table:table-cell>
          <table:table-cell table:formula="of:=AVERAGE([.I18:.I27])" office:value-type="float" office:value="107.5" calcext:value-type="float">
            <text:p>107,5</text:p>
          </table:table-cell>
          <table:table-cell table:number-columns-repeated="3"/>
          <table:table-cell office:value-type="float" office:value="5665" calcext:value-type="float">
            <text:p>5665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7" calcext:value-type="float">
            <text:p>27</text:p>
          </table:table-cell>
          <table:table-cell table:formula="of:=AVERAGE([.J18:.J27])" office:value-type="float" office:value="6707.3" calcext:value-type="float">
            <text:p>6707,3</text:p>
          </table:table-cell>
          <table:table-cell table:number-columns-repeated="3"/>
          <table:table-cell office:value-type="float" office:value="5663" calcext:value-type="float">
            <text:p>5663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number-columns-repeated="6"/>
          <table:table-cell office:value-type="float" office:value="5702" calcext:value-type="float">
            <text:p>5702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/>
          <table:table-cell office:value-type="float" office:value="5756" calcext:value-type="float">
            <text:p>5756</text:p>
          </table:table-cell>
          <table:table-cell table:number-columns-repeated="4"/>
          <table:table-cell office:value-type="float" office:value="5915" calcext:value-type="float">
            <text:p>591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5634" calcext:value-type="float">
            <text:p>5634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7" calcext:value-type="float">
            <text:p>6707</text:p>
          </table:table-cell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4"/>
          <table:table-cell office:value-type="float" office:value="5715" calcext:value-type="float">
            <text:p>5715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table:number-columns-repeated="6"/>
          <table:table-cell office:value-type="float" office:value="5774" calcext:value-type="float">
            <text:p>5774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number-columns-repeated="6"/>
          <table:table-cell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5755.5" calcext:value-type="float">
            <text:p>5755,5</text:p>
          </table:table-cell>
          <table:table-cell table:formula="of:=AVERAGE([.H18:.H27])" office:value-type="float" office:value="27" calcext:value-type="float">
            <text:p>27</text:p>
          </table:table-cell>
          <table:table-cell table:formula="of:=AVERAGE([.I18:.I27])" office:value-type="float" office:value="107.5" calcext:value-type="float">
            <text:p>107,5</text:p>
          </table:table-cell>
          <table:table-cell table:formula="of:=AVERAGE([.J18:.J27])" office:value-type="float" office:value="6707.3" calcext:value-type="float">
            <text:p>6707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5:54:53.989877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03:23.621956836</meta:creation-date>
    <dc:date>2017-12-30T15:55:02.180231795</dc:date>
    <meta:editing-duration>PT7M</meta:editing-duration>
    <meta:editing-cycles>3</meta:editing-cycles>
    <meta:generator>LibreOffice/5.1.6.2$Linux_X86_64 LibreOffice_project/10m0$Build-2</meta:generator>
    <meta:document-statistic meta:table-count="1" meta:cell-count="155" meta:object-count="0"/>
  </office:meta>
</office:document-meta>
</file>